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y 4</text:p>
      <text:p text:style-name="Standard">07-10-11</text:p>
      <text:p text:style-name="Standard"/>
      <text:p text:style-name="P1">Python profiler:</text:p>
      <text:p text:style-name="Standard"/>
      <text:p text:style-name="Standard">python -m profile my_file.py</text:p>
      <text:p text:style-name="Standard"/>
      <text:p text:style-name="P1">Command-line:</text:p>
      <text:p text:style-name="Standard"/>
      <text:p text:style-name="Standard">top ← shows processes</text:p>
      <text:p text:style-name="Standard">ps aux |grep python</text:p>
      <text:p text:style-name="Standard">kill python</text:p>
      <text:p text:style-name="Standard">kill -9 python ← immediate kill</text:p>
      <text:p text:style-name="Standard"/>
      <text:p text:style-name="Standard">su root <text:s/>← switch user to root</text:p>
      <text:p text:style-name="Standard"/>
      <text:p text:style-name="Standard">adduser [options] username</text:p>
      <text:p text:style-name="Standard">addgroup [options] groupname</text:p>
      <text:p text:style-name="Standard"/>
      <text:p text:style-name="P1">Classes: <text:span text:style-name="T1">Have a state that is changes by the functions in the class</text:span></text:p>
      <text:p text:style-name="Standard"/>
      <text:p text:style-name="Standard">UP = 0</text:p>
      <text:p text:style-name="Standard"/>
      <text:p text:style-name="Standard">class Alien:</text:p>
      <text:p text:style-name="Standard"/>
      <text:p text:style-name="Standard">self is required as first passing variable, and refers to the instant variables in the Alien</text:p>
      <text:p text:style-name="Standard"/>
      <text:p text:style-name="Standard">def __init__(self, starting_x, starting_y, starting_health): ← __init__ is the constructor</text:p>
      <text:p text:style-name="Standard"><text:tab/>''Initialize variables associated with a new Alien'''</text:p>
      <text:p text:style-name="Standard"><text:tab/>self.x_coord = starting_x</text:p>
      <text:p text:style-name="Standard"><text:tab/>self.y_coord = starting_y</text:p>
      <text:p text:style-name="Standard"><text:tab/>self.health = starting_health</text:p>
      <text:p text:style-name="Standard"/>
      <text:p text:style-name="Standard">def move (self, deirection):</text:p>
      <text:p text:style-name="Standard"><text:tab/>if direction == UP:</text:p>
      <text:p text:style-name="Standard"><text:tab/><text:tab/>self.y_coord -= 1</text:p>
      <text:p text:style-name="Standard"><text:tab/>elif:</text:p>
      <text:p text:style-name="Standard"><text:tab/>….</text:p>
      <text:p text:style-name="Standard"/>
      <text:p text:style-name="Standard">def takedamage(self, amount):</text:p>
      <text:p text:style-name="Standard"><text:tab/>self.health <text:s/>-=amount</text:p>
      <text:p text:style-name="Standard"/>
      <text:p text:style-name="Standard">def __str__(self): ← called when you have print object from the class</text:p>
      <text:p text:style-name="Standard"><text:tab/>result= 'x-coord: ' + str(self.x_coord)</text:p>
      <text:p text:style-name="Standard"><text:tab/>result+= '\ny-coord: ' + str(self.y_coord)</text:p>
      <text:p text:style-name="Standard"><text:tab/>result+= '\nHealth: ' +str(self.health) ← \t is tab</text:p>
      <text:p text:style-name="Standard"><text:tab/>return result</text:p>
      <text:p text:style-name="Standard"/>
      <text:p text:style-name="Standard"/>
      <text:p text:style-name="Standard"><text:soft-page-break/>import Alien</text:p>
      <text:p text:style-name="Standard"/>
      <text:p text:style-name="Standard">my_alien = Alien.Alien (500,600,100) ← module name in front of class name</text:p>
      <text:p text:style-name="Standard"/>
      <text:p text:style-name="Standard">my_alien.move(Alien.UP)</text:p>
      <text:p text:style-name="Standard"/>
      <text:p text:style-name="Standard">from Alien import Alien</text:p>
      <text:p text:style-name="Standard"/>
      <text:p text:style-name="Standard">my_alien = Alien(100,600,100)</text:p>
      <text:p text:style-name="Standard"/>
      <text:p text:style-name="Standard"/>
      <text:p text:style-name="P1">Sub-classes:</text:p>
      <text:p text:style-name="P1"/>
      <text:p text:style-name="Standard">ArmedAlien.py</text:p>
      <text:p text:style-name="Standard">from Alien import Alien</text:p>
      <text:p text:style-name="Standard"/>
      <text:p text:style-name="Standard">class ArmedAlien(Alien):</text:p>
      <text:p text:style-name="Standard"/>
      <text:p text:style-name="Standard"><text:tab/>def __init__(self, start_x, start_y, start_health, start_ammo):</text:p>
      <text:p text:style-name="Standard"><text:tab/><text:tab/>super(ArmedAlien,self).__init__(start_x,start_y,start_health) ← initializes the parent Alien</text:p>
      <text:p text:style-name="Standard"><text:tab/><text:tab/>…</text:p>
      <text:p text:style-name="Standard"><text:tab/>def fireShot(self):</text:p>
      <text:p text:style-name="Standard"><text:tab/><text:tab/>…</text:p>
      <text:p text:style-name="Standard"/>
      <text:p text:style-name="P1">!!Prevent a classes being dependent on sub-classes!!</text:p>
      <text:p text:style-name="Standard"/>
      <text:p text:style-name="Standard">folder aliens_pkg contains:</text:p>
      <text:p text:style-name="Standard"/>
      <text:p text:style-name="Standard">__init__.py</text:p>
      <text:p text:style-name="Standard">Aliens.py</text:p>
      <text:p text:style-name="Standard">ArmedAlien.py</text:p>
      <text:p text:style-name="Standard"/>
      <text:p text:style-name="Standard">__init__.py ← autoimports</text:p>
      <text:p text:style-name="Standard"/>
      <text:p text:style-name="Standard">from aliens_pkg import Alien</text:p>
      <text:p text:style-name="Standard">from Alien import Alien</text:p>
      <text:p text:style-name="Standard">from ArmedAlien import ArmedAlien</text:p>
      <text:p text:style-name="Standard"/>
      <text:p text:style-name="P3">Testing:</text:p>
      <text:p text:style-name="Standard"/>
      <text:p text:style-name="Standard">import unittest</text:p>
      <text:p text:style-name="Standard">import add</text:p>
      <text:p text:style-name="Standard"/>
      <text:p text:style-name="Standard">class TestAdd(unittest.TestCase):</text:p>
      <text:p text:style-name="Standard"><text:tab/>def setUp(self):</text:p>
      <text:p text:style-name="Standard"><text:tab/><text:tab/>#no Setup required<text:line-break/><text:tab/><text:tab/>pass</text:p>
      <text:p text:style-name="Standard"/>
      <text:p text:style-name="Standard"><text:soft-page-break/><text:tab/>def test_add(self):</text:p>
      <text:p text:style-name="Standard"><text:tab/><text:tab/>result = add.add(5,10</text:p>
      <text:p text:style-name="Standard"><text:tab/><text:tab/>self.assertEqual(result,15)</text:p>
      <text:p text:style-name="Standard"/>
      <text:p text:style-name="Standard"><text:tab/>def tearUp(self):</text:p>
      <text:p text:style-name="Standard"><text:tab/><text:tab/>del files, ect.</text:p>
      <text:p text:style-name="Standard"/>
      <text:p text:style-name="Standard">If __name__ == '__main__':</text:p>
      <text:p text:style-name="Standard"><text:tab/>unittest.main()</text:p>
      <text:p text:style-name="Standard"/>
      <text:p text:style-name="P2">Development cycle:</text:p>
      <text:p text:style-name="Standard">Write Tests</text:p>
      <text:p text:style-name="Standard">Write Implementation</text:p>
      <text:p text:style-name="Standard">Run Test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phen </meta:initial-creator>
    <meta:creation-date>2011-10-07T09:33:32</meta:creation-date>
    <dc:date>2011-10-07T11:59:26</dc:date>
    <dc:creator>Stephen </dc:creator>
    <meta:editing-duration>PT2H25M55S</meta:editing-duration>
    <meta:editing-cycles>18</meta:editing-cycles>
    <meta:generator>LibreOffice/3.3$Linux LibreOffice_project/330m19$Build-301</meta:generator>
    <meta:document-statistic meta:table-count="0" meta:image-count="0" meta:object-count="0" meta:page-count="3" meta:paragraph-count="73" meta:word-count="261" meta:character-count="1938"/>
  </office:meta>
</office:document-meta>
</file>